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RETCHED THINGS IN THIS LIFE (4:1-8, 13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RETCHED THINGS IN THIS LIFE (4:1-8, 13-1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ople Solomon finds (4:1, 4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ople Solomon finds (4:1, 4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ppressed poor (4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elfish rich (4:4, 7-8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lazy fool (4:5-6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WRETCHED THINGS IN THIS LIFE (4:1-8, 13-16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eople Solomon finds (4:1, 4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essimism Solomon feels (4:2-3, 13-1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essimism Solomon feels (4:2-3, 13-16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Concerning life and death (4:2-3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Concerning life and death (4:2-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It is better to be dead than living (4:2)!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It is best never to have been born (4:3)!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ssimism Solomon feels (4:2-3, 13-16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oncerning life and death (4:2-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oncerning prisoners and potentates (4:13-16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Concerning prisoners and potentates (4:13-16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It is better to be a poor but wise youth with a prison record than to be a rich but foolish king (4:13-16a)!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owever, in the final analysis, it matters little who and what one is (4:16b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essimism Solomon feels (4:2-3, 13-16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Concerning life and death (4:2-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Concerning prisoners and potentates (4:13-16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RETCHED THINGS IN THIS LIFE (4:1-8, 13-16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eople Solomon finds (4:1, 4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essimism Solomon feels (4:2-3, 13-1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CCLESIASTES 4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HE WRETCHED THINGS IN THIS LIFE (4:1-8, 13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WORKABLE THINGS IN THIS LIFE (4:9-12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THE WORKABLE THINGS IN THIS LIFE (4:9-12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Two are better than one (4:9-12a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wo are better than one (4:9-12a).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If one falls, the other can help (4:10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If one is cold, the other can provide warmth (4:11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If one is attacked, the other can defend (4:12a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WORKABLE THINGS IN THIS LIFE (4:9-12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wo are better than one (4:9-1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ree are better than two (4:12b): A triple-braided cord is not easily broken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ECCLESIASTES 4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WRETCHED THINGS IN THIS LIFE (4:1-8, 13-16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WORKABLE THINGS IN THIS LIFE (4:9-12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4 </dc:title>
    <meta:initial-creator>David STRICKLAND</meta:initial-creator>
    <dc:creator>David STRICKLAND</dc:creator>
    <meta:creation-date>2020-02-24T10:51:18Z</meta:creation-date>
    <dc:date>2020-02-24T10:51:18Z</dc:date>
    <meta:template xlink:href="BibleStudy" xlink:type="simple"/>
    <meta:editing-cycles>1</meta:editing-cycles>
    <meta:editing-duration>PT0S</meta:editing-duration>
    <meta:document-statistic meta:paragraph-count="43" meta:word-count="429"/>
  </office:meta>
</office:document-meta>
</file>